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72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2.4071in"/>
    </style:style>
    <style:style style:name="co6" style:family="table-column">
      <style:table-column-properties fo:break-before="auto" style:column-width="2.324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b80047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6" style:family="table-cell" style:parent-style-name="Default" style:data-style-name="N117">
      <style:text-properties fo:font-weight="normal" style:font-weight-asian="normal" style:font-weight-complex="normal"/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7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7"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ce10" style:family="table-cell" style:parent-style-name="Default" style:data-style-name="N117">
      <style:text-properties fo:font-weight="normal" style:font-weight-asian="normal" style:font-weight-complex="normal"/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ce11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ce12" style:family="table-cell" style:parent-style-name="Default" style:data-style-name="N117"/>
    <style:style style:name="ce13" style:family="table-cell" style:parent-style-name="Default" style:data-style-name="N117">
      <style:text-properties fo:font-weight="normal" style:font-weight-asian="normal" style:font-weight-complex="normal"/>
    </style:style>
    <style:style style:name="ce14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9"/>
        <table:table-column table:style-name="co6" table:default-cell-style-name="ce12"/>
        <table:table-row table:style-name="ro1">
          <table:table-cell table:style-name="Default"/>
          <table:table-cell/>
          <table:table-cell office:value-type="string">
            <text:p>The PLL inputs and settings must meet the following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office:value-type="string">
            <text:p><text:s/>• FOSC is in the range of 10 MHz to 25 MHz.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office:value-type="string">
            <text:p><text:s/>• CCLK is in the range of 10 MHz to Fmax (the maximum allowed frequency for the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office:value-type="string">
            <text:p><text:s text:c="3"/>microcontroller - determined by the system microcontroller is embedded in).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>
            <text:p>PLL Settings for CCLK</text:p>
          </table:table-cell>
          <table:table-cell/>
          <table:table-cell office:value-type="string">
            <text:p><text:s/>• FCCO is in the range of 156 MHz to 320 MHz.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2" office:value-type="string" table:number-columns-spanned="4" table:number-rows-spanned="1">
            <text:p>User Manual LPC214x Rev. 02 – 25 July 2006 p39 Section 8.9 </text:p>
          </table:table-cell>
          <table:covered-table-cell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3" office:value-type="string">
            <text:p>10MHZ &lt;= CCLK &lt;= 60Mhz</text:p>
          </table:table-cell>
          <table:table-cell table:style-name="ce3" table:number-columns-repeated="4"/>
          <table:table-cell table:style-name="ce3" office:value-type="string">
            <text:p>156Mhz &lt;= Fcco &lt;= 320Mhz</text:p>
          </table:table-cell>
          <table:table-cell table:style-name="ce3" office:value-type="string">
            <text:p>10MHZ &lt;= Fosc &lt;= 25MHZ</text:p>
          </table:table-cell>
        </table:table-row>
        <table:table-row table:style-name="ro3">
          <table:table-cell table:style-name="ce4" office:value-type="string">
            <text:p>CCLK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SEL</text:p>
          </table:table-cell>
          <table:table-cell table:style-name="ce4" office:value-type="string">
            <text:p>MSEL</text:p>
          </table:table-cell>
          <table:table-cell table:style-name="ce4" office:value-type="string">
            <text:p>Fcco</text:p>
          </table:table-cell>
          <table:table-cell table:style-name="ce4" office:value-type="string">
            <text:p>Fosc</text:p>
          </table:table-cell>
        </table:table-row>
        <table:table-row table:style-name="ro4">
          <table:table-cell table:formula="oooc:=[.C11]*[.G11]" office:value-type="float" office:value="12000000">
            <text:p>12.0E+0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ooc:=[.G11]*[.C11]*2*[.B11]" office:value-type="float" office:value="24000000">
            <text:p>24.0E+06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]*[.G12]" office:value-type="float" office:value="24000000">
            <text:p>24.0E+0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ooc:=[.G12]*[.C12]*2*[.B12]" office:value-type="float" office:value="96000000">
            <text:p>96.0E+06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]*[.G13]" office:value-type="float" office:value="36000000">
            <text:p>36.0E+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ooc:=[.G13]*[.C13]*2*[.B13]" office:value-type="float" office:value="288000000">
            <text:p>28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style-name="ce6" table:formula="oooc:=[.C14]*[.G14]" office:value-type="float" office:value="48000000">
            <text:p>48.0E+0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10" table:formula="oooc:=[.G14]*[.C14]*2*[.B14]" office:value-type="float" office:value="768000000">
            <text:p>76.8E+07</text:p>
          </table:table-cell>
          <table:table-cell table:style-name="ce13" office:value-type="float" office:value="12000000">
            <text:p>12.0E+06</text:p>
          </table:table-cell>
        </table:table-row>
        <table:table-row table:style-name="ro4">
          <table:table-cell table:formula="oooc:=[.C15]*[.G15]" office:value-type="float" office:value="60000000">
            <text:p>60.0E+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ooc:=[.G15]*[.C15]*2*[.B15]" office:value-type="float" office:value="120000000">
            <text:p>12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6]*[.G16]" office:value-type="float" office:value="72000000">
            <text:p>72.0E+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ooc:=[.G16]*[.C16]*2*[.B16]" office:value-type="float" office:value="288000000">
            <text:p>28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7]*[.G17]" office:value-type="float" office:value="84000000">
            <text:p>84.0E+0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ooc:=[.G17]*[.C17]*2*[.B17]" office:value-type="float" office:value="672000000">
            <text:p>67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8]*[.G18]" office:value-type="float" office:value="96000000">
            <text:p>96.0E+0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G18]*[.C18]*2*[.B18]" office:value-type="float" office:value="1536000000">
            <text:p>15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9]*[.G19]" office:value-type="float" office:value="108000000">
            <text:p>10.8E+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ooc:=[.G19]*[.C19]*2*[.B19]" office:value-type="float" office:value="216000000">
            <text:p>21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0]*[.G20]" office:value-type="float" office:value="120000000">
            <text:p>12.0E+0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ooc:=[.G20]*[.C20]*2*[.B20]" office:value-type="float" office:value="480000000">
            <text:p>48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1]*[.G21]" office:value-type="float" office:value="132000000">
            <text:p>13.2E+0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ooc:=[.G21]*[.C21]*2*[.B21]" office:value-type="float" office:value="1056000000">
            <text:p>10.6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2]*[.G22]" office:value-type="float" office:value="144000000">
            <text:p>14.4E+0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ooc:=[.G22]*[.C22]*2*[.B22]" office:value-type="float" office:value="2304000000">
            <text:p>23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3]*[.G23]" office:value-type="float" office:value="156000000">
            <text:p>15.6E+0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ooc:=[.G23]*[.C23]*2*[.B23]" office:value-type="float" office:value="312000000">
            <text:p>31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4]*[.G24]" office:value-type="float" office:value="168000000">
            <text:p>16.8E+0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ooc:=[.G24]*[.C24]*2*[.B24]" office:value-type="float" office:value="672000000">
            <text:p>67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5]*[.G25]" office:value-type="float" office:value="180000000">
            <text:p>18.0E+0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ooc:=[.G25]*[.C25]*2*[.B25]" office:value-type="float" office:value="1440000000">
            <text:p>14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6]*[.G26]" office:value-type="float" office:value="192000000">
            <text:p>19.2E+0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ooc:=[.G26]*[.C26]*2*[.B26]" office:value-type="float" office:value="3072000000">
            <text:p>30.7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7]*[.G27]" office:value-type="float" office:value="204000000">
            <text:p>20.4E+0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ooc:=[.G27]*[.C27]*2*[.B27]" office:value-type="float" office:value="408000000">
            <text:p>40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8]*[.G28]" office:value-type="float" office:value="216000000">
            <text:p>21.6E+0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ooc:=[.G28]*[.C28]*2*[.B28]" office:value-type="float" office:value="864000000">
            <text:p>86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29]*[.G29]" office:value-type="float" office:value="228000000">
            <text:p>22.8E+0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ooc:=[.G29]*[.C29]*2*[.B29]" office:value-type="float" office:value="1824000000">
            <text:p>18.2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0]*[.G30]" office:value-type="float" office:value="240000000">
            <text:p>24.0E+0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ooc:=[.G30]*[.C30]*2*[.B30]" office:value-type="float" office:value="3840000000">
            <text:p>38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1]*[.G31]" office:value-type="float" office:value="252000000">
            <text:p>25.2E+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G31]*[.C31]*2*[.B31]" office:value-type="float" office:value="504000000">
            <text:p>50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2]*[.G32]" office:value-type="float" office:value="264000000">
            <text:p>26.4E+0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ooc:=[.G32]*[.C32]*2*[.B32]" office:value-type="float" office:value="1056000000">
            <text:p>10.6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3]*[.G33]" office:value-type="float" office:value="276000000">
            <text:p>27.6E+0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ooc:=[.G33]*[.C33]*2*[.B33]" office:value-type="float" office:value="2208000000">
            <text:p>22.1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4]*[.G34]" office:value-type="float" office:value="288000000">
            <text:p>28.8E+0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ooc:=[.G34]*[.C34]*2*[.B34]" office:value-type="float" office:value="4608000000">
            <text:p>46.1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5]*[.G35]" office:value-type="float" office:value="300000000">
            <text:p>30.0E+0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ooc:=[.G35]*[.C35]*2*[.B35]" office:value-type="float" office:value="600000000">
            <text:p>60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6]*[.G36]" office:value-type="float" office:value="312000000">
            <text:p>31.2E+0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ooc:=[.G36]*[.C36]*2*[.B36]" office:value-type="float" office:value="1248000000">
            <text:p>12.5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7]*[.G37]" office:value-type="float" office:value="324000000">
            <text:p>32.4E+0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ooc:=[.G37]*[.C37]*2*[.B37]" office:value-type="float" office:value="2592000000">
            <text:p>25.9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8]*[.G38]" office:value-type="float" office:value="336000000">
            <text:p>33.6E+0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ooc:=[.G38]*[.C38]*2*[.B38]" office:value-type="float" office:value="5376000000">
            <text:p>53.8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39]*[.G39]" office:value-type="float" office:value="348000000">
            <text:p>34.8E+0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ooc:=[.G39]*[.C39]*2*[.B39]" office:value-type="float" office:value="696000000">
            <text:p>69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0]*[.G40]" office:value-type="float" office:value="360000000">
            <text:p>36.0E+0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ooc:=[.G40]*[.C40]*2*[.B40]" office:value-type="float" office:value="1440000000">
            <text:p>14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1]*[.G41]" office:value-type="float" office:value="372000000">
            <text:p>37.2E+0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ooc:=[.G41]*[.C41]*2*[.B41]" office:value-type="float" office:value="2976000000">
            <text:p>29.8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2]*[.G42]" office:value-type="float" office:value="384000000">
            <text:p>38.4E+0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ooc:=[.G42]*[.C42]*2*[.B42]" office:value-type="float" office:value="6144000000">
            <text:p>61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3]*[.G43]" office:value-type="float" office:value="12000000">
            <text:p>12.0E+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G43]*[.C43]*2*[.B43]" office:value-type="float" office:value="48000000">
            <text:p>48.0E+06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4]*[.G44]" office:value-type="float" office:value="24000000">
            <text:p>24.0E+0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G44]*[.C44]*2*[.B44]" office:value-type="float" office:value="192000000">
            <text:p>19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style-name="ce6" table:formula="oooc:=[.C45]*[.G45]" office:value-type="float" office:value="36000000">
            <text:p>36.0E+06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0" table:formula="oooc:=[.G45]*[.C45]*2*[.B45]" office:value-type="float" office:value="576000000">
            <text:p>57.6E+07</text:p>
          </table:table-cell>
          <table:table-cell table:style-name="ce13" office:value-type="float" office:value="12000000">
            <text:p>12.0E+06</text:p>
          </table:table-cell>
        </table:table-row>
        <table:table-row table:style-name="ro4">
          <table:table-cell table:formula="oooc:=[.C46]*[.G46]" office:value-type="float" office:value="48000000">
            <text:p>48.0E+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[.G46]*[.C46]*2*[.B46]" office:value-type="float" office:value="96000000">
            <text:p>96.0E+06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7]*[.G47]" office:value-type="float" office:value="60000000">
            <text:p>60.0E+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G47]*[.C47]*2*[.B47]" office:value-type="float" office:value="240000000">
            <text:p>24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8]*[.G48]" office:value-type="float" office:value="72000000">
            <text:p>72.0E+0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ooc:=[.G48]*[.C48]*2*[.B48]" office:value-type="float" office:value="576000000">
            <text:p>57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49]*[.G49]" office:value-type="float" office:value="84000000">
            <text:p>84.0E+0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G49]*[.C49]*2*[.B49]" office:value-type="float" office:value="1344000000">
            <text:p>13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0]*[.G50]" office:value-type="float" office:value="96000000">
            <text:p>96.0E+0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ooc:=[.G50]*[.C50]*2*[.B50]" office:value-type="float" office:value="192000000">
            <text:p>19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1]*[.G51]" office:value-type="float" office:value="108000000">
            <text:p>10.8E+0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ooc:=[.G51]*[.C51]*2*[.B51]" office:value-type="float" office:value="432000000">
            <text:p>43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2]*[.G52]" office:value-type="float" office:value="120000000">
            <text:p>12.0E+0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ooc:=[.G52]*[.C52]*2*[.B52]" office:value-type="float" office:value="960000000">
            <text:p>96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3]*[.G53]" office:value-type="float" office:value="132000000">
            <text:p>13.2E+0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ooc:=[.G53]*[.C53]*2*[.B53]" office:value-type="float" office:value="2112000000">
            <text:p>21.1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4]*[.G54]" office:value-type="float" office:value="144000000">
            <text:p>14.4E+0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ooc:=[.G54]*[.C54]*2*[.B54]" office:value-type="float" office:value="288000000">
            <text:p>28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5]*[.G55]" office:value-type="float" office:value="156000000">
            <text:p>15.6E+0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ooc:=[.G55]*[.C55]*2*[.B55]" office:value-type="float" office:value="624000000">
            <text:p>62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6]*[.G56]" office:value-type="float" office:value="168000000">
            <text:p>16.8E+0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ooc:=[.G56]*[.C56]*2*[.B56]" office:value-type="float" office:value="1344000000">
            <text:p>13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7]*[.G57]" office:value-type="float" office:value="180000000">
            <text:p>18.0E+0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ooc:=[.G57]*[.C57]*2*[.B57]" office:value-type="float" office:value="2880000000">
            <text:p>28.8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8]*[.G58]" office:value-type="float" office:value="192000000">
            <text:p>19.2E+0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ooc:=[.G58]*[.C58]*2*[.B58]" office:value-type="float" office:value="384000000">
            <text:p>38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59]*[.G59]" office:value-type="float" office:value="204000000">
            <text:p>20.4E+0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ooc:=[.G59]*[.C59]*2*[.B59]" office:value-type="float" office:value="816000000">
            <text:p>81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0]*[.G60]" office:value-type="float" office:value="216000000">
            <text:p>21.6E+0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ooc:=[.G60]*[.C60]*2*[.B60]" office:value-type="float" office:value="1728000000">
            <text:p>17.3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1]*[.G61]" office:value-type="float" office:value="228000000">
            <text:p>22.8E+0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ooc:=[.G61]*[.C61]*2*[.B61]" office:value-type="float" office:value="3648000000">
            <text:p>36.5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2]*[.G62]" office:value-type="float" office:value="240000000">
            <text:p>24.0E+0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ooc:=[.G62]*[.C62]*2*[.B62]" office:value-type="float" office:value="480000000">
            <text:p>48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3]*[.G63]" office:value-type="float" office:value="252000000">
            <text:p>25.2E+0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ooc:=[.G63]*[.C63]*2*[.B63]" office:value-type="float" office:value="1008000000">
            <text:p>10.1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4]*[.G64]" office:value-type="float" office:value="264000000">
            <text:p>26.4E+0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ooc:=[.G64]*[.C64]*2*[.B64]" office:value-type="float" office:value="2112000000">
            <text:p>21.1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5]*[.G65]" office:value-type="float" office:value="276000000">
            <text:p>27.6E+0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ooc:=[.G65]*[.C65]*2*[.B65]" office:value-type="float" office:value="4416000000">
            <text:p>44.2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6]*[.G66]" office:value-type="float" office:value="288000000">
            <text:p>28.8E+0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ooc:=[.G66]*[.C66]*2*[.B66]" office:value-type="float" office:value="576000000">
            <text:p>57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7]*[.G67]" office:value-type="float" office:value="300000000">
            <text:p>30.0E+0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ooc:=[.G67]*[.C67]*2*[.B67]" office:value-type="float" office:value="1200000000">
            <text:p>12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8]*[.G68]" office:value-type="float" office:value="312000000">
            <text:p>31.2E+0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ooc:=[.G68]*[.C68]*2*[.B68]" office:value-type="float" office:value="2496000000">
            <text:p>25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69]*[.G69]" office:value-type="float" office:value="324000000">
            <text:p>32.4E+0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ooc:=[.G69]*[.C69]*2*[.B69]" office:value-type="float" office:value="5184000000">
            <text:p>51.8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70]*[.G70]" office:value-type="float" office:value="336000000">
            <text:p>33.6E+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ooc:=[.G70]*[.C70]*2*[.B70]" office:value-type="float" office:value="672000000">
            <text:p>67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71]*[.G71]" office:value-type="float" office:value="348000000">
            <text:p>34.8E+0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ooc:=[.G71]*[.C71]*2*[.B71]" office:value-type="float" office:value="1392000000">
            <text:p>13.9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72]*[.G72]" office:value-type="float" office:value="360000000">
            <text:p>36.0E+0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ooc:=[.G72]*[.C72]*2*[.B72]" office:value-type="float" office:value="2880000000">
            <text:p>28.8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73]*[.G73]" office:value-type="float" office:value="372000000">
            <text:p>37.2E+0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ooc:=[.G73]*[.C73]*2*[.B73]" office:value-type="float" office:value="5952000000">
            <text:p>59.5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74]*[.G74]" office:value-type="float" office:value="384000000">
            <text:p>38.4E+0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ooc:=[.G74]*[.C74]*2*[.B74]" office:value-type="float" office:value="768000000">
            <text:p>76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75]*[.G75]" office:value-type="float" office:value="12000000">
            <text:p>12.0E+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G75]*[.C75]*2*[.B75]" office:value-type="float" office:value="96000000">
            <text:p>96.0E+06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style-name="ce6" table:formula="oooc:=[.C76]*[.G76]" office:value-type="float" office:value="24000000">
            <text:p>24.0E+0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table:formula="oooc:=[.G76]*[.C76]*2*[.B76]" office:value-type="float" office:value="384000000">
            <text:p>38.4E+07</text:p>
          </table:table-cell>
          <table:table-cell table:style-name="ce13" office:value-type="float" office:value="12000000">
            <text:p>12.0E+06</text:p>
          </table:table-cell>
        </table:table-row>
        <table:table-row table:style-name="ro4">
          <table:table-cell table:formula="oooc:=[.C77]*[.G77]" office:value-type="float" office:value="36000000">
            <text:p>36.0E+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G77]*[.C77]*2*[.B77]" office:value-type="float" office:value="72000000">
            <text:p>72.0E+06</text:p>
          </table:table-cell>
          <table:table-cell office:value-type="float" office:value="12000000">
            <text:p>12.0E+06</text:p>
          </table:table-cell>
        </table:table-row>
        <table:table-row table:style-name="ro3">
          <table:table-cell table:style-name="ce7" table:formula="oooc:=[.C78]*[.G78]" office:value-type="float" office:value="48000000">
            <text:p>48.0E+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11" table:formula="oooc:=[.G78]*[.C78]*2*[.B78]" office:value-type="float" office:value="192000000">
            <text:p>19.2E+07</text:p>
          </table:table-cell>
          <table:table-cell table:style-name="ce14" office:value-type="float" office:value="12000000">
            <text:p>12.0E+06</text:p>
          </table:table-cell>
        </table:table-row>
        <table:table-row table:style-name="ro4">
          <table:table-cell table:formula="oooc:=[.C79]*[.G79]" office:value-type="float" office:value="60000000">
            <text:p>60.0E+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ooc:=[.G79]*[.C79]*2*[.B79]" office:value-type="float" office:value="480000000">
            <text:p>48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style-name="ce6" table:formula="oooc:=[.C80]*[.G80]" office:value-type="float" office:value="72000000">
            <text:p>72.0E+0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10" table:formula="oooc:=[.G80]*[.C80]*2*[.B80]" office:value-type="float" office:value="1152000000">
            <text:p>11.5E+08</text:p>
          </table:table-cell>
          <table:table-cell table:style-name="ce13" office:value-type="float" office:value="12000000">
            <text:p>12.0E+06</text:p>
          </table:table-cell>
        </table:table-row>
        <table:table-row table:style-name="ro4">
          <table:table-cell table:formula="oooc:=[.C81]*[.G81]" office:value-type="float" office:value="84000000">
            <text:p>84.0E+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ooc:=[.G81]*[.C81]*2*[.B81]" office:value-type="float" office:value="168000000">
            <text:p>16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2]*[.G82]" office:value-type="float" office:value="96000000">
            <text:p>96.0E+0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ooc:=[.G82]*[.C82]*2*[.B82]" office:value-type="float" office:value="384000000">
            <text:p>38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3]*[.G83]" office:value-type="float" office:value="108000000">
            <text:p>10.8E+0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ooc:=[.G83]*[.C83]*2*[.B83]" office:value-type="float" office:value="864000000">
            <text:p>86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4]*[.G84]" office:value-type="float" office:value="120000000">
            <text:p>12.0E+0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G84]*[.C84]*2*[.B84]" office:value-type="float" office:value="1920000000">
            <text:p>19.2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5]*[.G85]" office:value-type="float" office:value="132000000">
            <text:p>13.2E+0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ooc:=[.G85]*[.C85]*2*[.B85]" office:value-type="float" office:value="264000000">
            <text:p>26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6]*[.G86]" office:value-type="float" office:value="144000000">
            <text:p>14.4E+0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ooc:=[.G86]*[.C86]*2*[.B86]" office:value-type="float" office:value="576000000">
            <text:p>57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7]*[.G87]" office:value-type="float" office:value="156000000">
            <text:p>15.6E+0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ooc:=[.G87]*[.C87]*2*[.B87]" office:value-type="float" office:value="1248000000">
            <text:p>12.5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8]*[.G88]" office:value-type="float" office:value="168000000">
            <text:p>16.8E+0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ooc:=[.G88]*[.C88]*2*[.B88]" office:value-type="float" office:value="2688000000">
            <text:p>26.9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89]*[.G89]" office:value-type="float" office:value="180000000">
            <text:p>18.0E+0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ooc:=[.G89]*[.C89]*2*[.B89]" office:value-type="float" office:value="360000000">
            <text:p>36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0]*[.G90]" office:value-type="float" office:value="192000000">
            <text:p>19.2E+0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ooc:=[.G90]*[.C90]*2*[.B90]" office:value-type="float" office:value="768000000">
            <text:p>76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1]*[.G91]" office:value-type="float" office:value="204000000">
            <text:p>20.4E+0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ooc:=[.G91]*[.C91]*2*[.B91]" office:value-type="float" office:value="1632000000">
            <text:p>16.3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2]*[.G92]" office:value-type="float" office:value="216000000">
            <text:p>21.6E+0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ooc:=[.G92]*[.C92]*2*[.B92]" office:value-type="float" office:value="3456000000">
            <text:p>34.6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3]*[.G93]" office:value-type="float" office:value="228000000">
            <text:p>22.8E+0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ooc:=[.G93]*[.C93]*2*[.B93]" office:value-type="float" office:value="456000000">
            <text:p>45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4]*[.G94]" office:value-type="float" office:value="240000000">
            <text:p>24.0E+0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ooc:=[.G94]*[.C94]*2*[.B94]" office:value-type="float" office:value="960000000">
            <text:p>96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5]*[.G95]" office:value-type="float" office:value="252000000">
            <text:p>25.2E+0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ooc:=[.G95]*[.C95]*2*[.B95]" office:value-type="float" office:value="2016000000">
            <text:p>20.2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6]*[.G96]" office:value-type="float" office:value="264000000">
            <text:p>26.4E+0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ooc:=[.G96]*[.C96]*2*[.B96]" office:value-type="float" office:value="4224000000">
            <text:p>42.2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7]*[.G97]" office:value-type="float" office:value="276000000">
            <text:p>27.6E+0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ooc:=[.G97]*[.C97]*2*[.B97]" office:value-type="float" office:value="552000000">
            <text:p>55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8]*[.G98]" office:value-type="float" office:value="288000000">
            <text:p>28.8E+0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ooc:=[.G98]*[.C98]*2*[.B98]" office:value-type="float" office:value="1152000000">
            <text:p>11.5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99]*[.G99]" office:value-type="float" office:value="300000000">
            <text:p>30.0E+0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ooc:=[.G99]*[.C99]*2*[.B99]" office:value-type="float" office:value="2400000000">
            <text:p>24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0]*[.G100]" office:value-type="float" office:value="312000000">
            <text:p>31.2E+0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ooc:=[.G100]*[.C100]*2*[.B100]" office:value-type="float" office:value="4992000000">
            <text:p>49.9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1]*[.G101]" office:value-type="float" office:value="324000000">
            <text:p>32.4E+0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ooc:=[.G101]*[.C101]*2*[.B101]" office:value-type="float" office:value="648000000">
            <text:p>64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2]*[.G102]" office:value-type="float" office:value="336000000">
            <text:p>33.6E+0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ooc:=[.G102]*[.C102]*2*[.B102]" office:value-type="float" office:value="1344000000">
            <text:p>13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3]*[.G103]" office:value-type="float" office:value="348000000">
            <text:p>34.8E+0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ooc:=[.G103]*[.C103]*2*[.B103]" office:value-type="float" office:value="2784000000">
            <text:p>27.8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4]*[.G104]" office:value-type="float" office:value="360000000">
            <text:p>36.0E+0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ooc:=[.G104]*[.C104]*2*[.B104]" office:value-type="float" office:value="5760000000">
            <text:p>57.6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5]*[.G105]" office:value-type="float" office:value="372000000">
            <text:p>37.2E+0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ooc:=[.G105]*[.C105]*2*[.B105]" office:value-type="float" office:value="744000000">
            <text:p>74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6]*[.G106]" office:value-type="float" office:value="384000000">
            <text:p>38.4E+0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ooc:=[.G106]*[.C106]*2*[.B106]" office:value-type="float" office:value="1536000000">
            <text:p>15.4E+08</text:p>
          </table:table-cell>
          <table:table-cell office:value-type="float" office:value="12000000">
            <text:p>12.0E+06</text:p>
          </table:table-cell>
        </table:table-row>
        <table:table-row table:style-name="ro3">
          <table:table-cell table:style-name="ce7" table:formula="oooc:=[.C107]*[.G107]" office:value-type="float" office:value="12000000">
            <text:p>12.0E+0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1" table:formula="oooc:=[.G107]*[.C107]*2*[.B107]" office:value-type="float" office:value="192000000">
            <text:p>19.2E+07</text:p>
          </table:table-cell>
          <table:table-cell table:style-name="ce14" office:value-type="float" office:value="12000000">
            <text:p>12.0E+06</text:p>
          </table:table-cell>
        </table:table-row>
        <table:table-row table:style-name="ro4">
          <table:table-cell table:formula="oooc:=[.C108]*[.G108]" office:value-type="float" office:value="24000000">
            <text:p>24.0E+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G108]*[.C108]*2*[.B108]" office:value-type="float" office:value="48000000">
            <text:p>48.0E+06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09]*[.G109]" office:value-type="float" office:value="36000000">
            <text:p>36.0E+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G109]*[.C109]*2*[.B109]" office:value-type="float" office:value="144000000">
            <text:p>14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0]*[.G110]" office:value-type="float" office:value="48000000">
            <text:p>48.0E+0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[.G110]*[.C110]*2*[.B110]" office:value-type="float" office:value="384000000">
            <text:p>38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1]*[.G111]" office:value-type="float" office:value="60000000">
            <text:p>60.0E+0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[.G111]*[.C111]*2*[.B111]" office:value-type="float" office:value="960000000">
            <text:p>96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2]*[.G112]" office:value-type="float" office:value="72000000">
            <text:p>72.0E+0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ooc:=[.G112]*[.C112]*2*[.B112]" office:value-type="float" office:value="144000000">
            <text:p>14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3]*[.G113]" office:value-type="float" office:value="84000000">
            <text:p>84.0E+0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ooc:=[.G113]*[.C113]*2*[.B113]" office:value-type="float" office:value="336000000">
            <text:p>33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4]*[.G114]" office:value-type="float" office:value="96000000">
            <text:p>96.0E+0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ooc:=[.G114]*[.C114]*2*[.B114]" office:value-type="float" office:value="768000000">
            <text:p>76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5]*[.G115]" office:value-type="float" office:value="108000000">
            <text:p>10.8E+0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G115]*[.C115]*2*[.B115]" office:value-type="float" office:value="1728000000">
            <text:p>17.3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6]*[.G116]" office:value-type="float" office:value="120000000">
            <text:p>12.0E+0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ooc:=[.G116]*[.C116]*2*[.B116]" office:value-type="float" office:value="240000000">
            <text:p>24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7]*[.G117]" office:value-type="float" office:value="132000000">
            <text:p>13.2E+0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ooc:=[.G117]*[.C117]*2*[.B117]" office:value-type="float" office:value="528000000">
            <text:p>52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8]*[.G118]" office:value-type="float" office:value="144000000">
            <text:p>14.4E+0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ooc:=[.G118]*[.C118]*2*[.B118]" office:value-type="float" office:value="1152000000">
            <text:p>11.5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19]*[.G119]" office:value-type="float" office:value="156000000">
            <text:p>15.6E+0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ooc:=[.G119]*[.C119]*2*[.B119]" office:value-type="float" office:value="2496000000">
            <text:p>25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0]*[.G120]" office:value-type="float" office:value="168000000">
            <text:p>16.8E+0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ooc:=[.G120]*[.C120]*2*[.B120]" office:value-type="float" office:value="336000000">
            <text:p>33.6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1]*[.G121]" office:value-type="float" office:value="180000000">
            <text:p>18.0E+0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ooc:=[.G121]*[.C121]*2*[.B121]" office:value-type="float" office:value="720000000">
            <text:p>72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2]*[.G122]" office:value-type="float" office:value="192000000">
            <text:p>19.2E+0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ooc:=[.G122]*[.C122]*2*[.B122]" office:value-type="float" office:value="1536000000">
            <text:p>15.4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3]*[.G123]" office:value-type="float" office:value="204000000">
            <text:p>20.4E+0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ooc:=[.G123]*[.C123]*2*[.B123]" office:value-type="float" office:value="3264000000">
            <text:p>32.6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4]*[.G124]" office:value-type="float" office:value="216000000">
            <text:p>21.6E+0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ooc:=[.G124]*[.C124]*2*[.B124]" office:value-type="float" office:value="432000000">
            <text:p>43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5]*[.G125]" office:value-type="float" office:value="228000000">
            <text:p>22.8E+0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ooc:=[.G125]*[.C125]*2*[.B125]" office:value-type="float" office:value="912000000">
            <text:p>91.2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6]*[.G126]" office:value-type="float" office:value="240000000">
            <text:p>24.0E+0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ooc:=[.G126]*[.C126]*2*[.B126]" office:value-type="float" office:value="1920000000">
            <text:p>19.2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7]*[.G127]" office:value-type="float" office:value="252000000">
            <text:p>25.2E+0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ooc:=[.G127]*[.C127]*2*[.B127]" office:value-type="float" office:value="4032000000">
            <text:p>40.3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8]*[.G128]" office:value-type="float" office:value="264000000">
            <text:p>26.4E+0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ooc:=[.G128]*[.C128]*2*[.B128]" office:value-type="float" office:value="528000000">
            <text:p>52.8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29]*[.G129]" office:value-type="float" office:value="276000000">
            <text:p>27.6E+0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ooc:=[.G129]*[.C129]*2*[.B129]" office:value-type="float" office:value="1104000000">
            <text:p>11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0]*[.G130]" office:value-type="float" office:value="288000000">
            <text:p>28.8E+0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ooc:=[.G130]*[.C130]*2*[.B130]" office:value-type="float" office:value="2304000000">
            <text:p>23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1]*[.G131]" office:value-type="float" office:value="300000000">
            <text:p>30.0E+0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ooc:=[.G131]*[.C131]*2*[.B131]" office:value-type="float" office:value="4800000000">
            <text:p>48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2]*[.G132]" office:value-type="float" office:value="312000000">
            <text:p>31.2E+0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ooc:=[.G132]*[.C132]*2*[.B132]" office:value-type="float" office:value="624000000">
            <text:p>62.4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3]*[.G133]" office:value-type="float" office:value="324000000">
            <text:p>32.4E+0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ooc:=[.G133]*[.C133]*2*[.B133]" office:value-type="float" office:value="1296000000">
            <text:p>13.0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4]*[.G134]" office:value-type="float" office:value="336000000">
            <text:p>33.6E+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ooc:=[.G134]*[.C134]*2*[.B134]" office:value-type="float" office:value="2688000000">
            <text:p>26.9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5]*[.G135]" office:value-type="float" office:value="348000000">
            <text:p>34.8E+0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ooc:=[.G135]*[.C135]*2*[.B135]" office:value-type="float" office:value="5568000000">
            <text:p>55.7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6]*[.G136]" office:value-type="float" office:value="360000000">
            <text:p>36.0E+0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ooc:=[.G136]*[.C136]*2*[.B136]" office:value-type="float" office:value="720000000">
            <text:p>72.0E+07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7]*[.G137]" office:value-type="float" office:value="372000000">
            <text:p>37.2E+0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ooc:=[.G137]*[.C137]*2*[.B137]" office:value-type="float" office:value="1488000000">
            <text:p>14.9E+08</text:p>
          </table:table-cell>
          <table:table-cell office:value-type="float" office:value="12000000">
            <text:p>12.0E+06</text:p>
          </table:table-cell>
        </table:table-row>
        <table:table-row table:style-name="ro4">
          <table:table-cell table:formula="oooc:=[.C138]*[.G138]" office:value-type="float" office:value="384000000">
            <text:p>38.4E+0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ooc:=[.G138]*[.C138]*2*[.B138]" office:value-type="float" office:value="3072000000">
            <text:p>30.7E+08</text:p>
          </table:table-cell>
          <table:table-cell office:value-type="float" office:value="12000000">
            <text:p>12.0E+0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2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Range" style:family="table-cell" style:parent-style-name="Default">
      <style:text-properties fo:color="#dc230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07/05/2008</text:date>, <text:time>14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K Wilson</meta:initial-creator>
    <meta:creation-date>2008-07-02T15:16:33</meta:creation-date>
    <dc:creator>K Wilson</dc:creator>
    <dc:date>2008-07-05T14:44:30</dc:date>
    <meta:editing-cycles>9</meta:editing-cycles>
    <meta:editing-duration>PT1H15M17S</meta:editing-duration>
    <meta:user-defined meta:name="Info 1"/>
    <meta:user-defined meta:name="Info 2"/>
    <meta:user-defined meta:name="Info 3"/>
    <meta:user-defined meta:name="Info 4"/>
    <meta:document-statistic meta:table-count="3" meta:cell-count="913"/>
  </office:meta>
</office:document-meta>
</file>